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6374in"/>
    </style:style>
    <style:style style:name="co3" style:family="table-column">
      <style:table-column-properties fo:break-before="auto" style:column-width="3.5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hidden-and-protected" style:print-content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otected="true" table:protection-key="Oi74IkI5Af/+0HIFrPSRrUEih9E=" table:protection-key-digest-algorithm="http://www.w3.org/2000/09/xmldsig#sha1">
        <loext:table-protection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ce1"/>
        <table:table-column table:style-name="co3" table:visibility="collapse" table:default-cell-style-name="ce1"/>
        <table:table-row table:style-name="ro1">
          <table:table-cell office:value-type="string" calcext:value-type="string">
            <text:p>vvxhid</text:p>
          </table:table-cell>
          <table:table-cell office:value-type="string" calcext:value-type="string">
            <text:p><text:a xlink:href="mailto:vvxhid@alphactf.com" xlink:type="simple">vvxhid@alphactf.com</text:a>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5cs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Y0u_c4n1_cr4ck_th1$_l0ng_pa$$</text:p>
          </table:table-cell>
        </table:table-row>
        <table:table-row table:style-name="ro1">
          <table:table-cell office:value-type="string" calcext:value-type="string">
            <text:p>fa2y</text:p>
          </table:table-cell>
          <table:table-cell office:value-type="string" calcext:value-type="string">
            <text:p><text:a xlink:href="mailto:fa2y@alphactf.com" xlink:type="simple">fa2y@alphactf.com</text:a>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4cs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1">
          <table:table-cell office:value-type="string" calcext:value-type="string">
            <text:p>oussama</text:p>
          </table:table-cell>
          <table:table-cell office:value-type="string" calcext:value-type="string">
            <text:p><text:a xlink:href="mailto:oussama@alphactf.com" xlink:type="simple">oussama@alphactf.com</text:a>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5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latr3ch3</text:p>
          </table:table-cell>
          <table:table-cell office:value-type="string" calcext:value-type="string">
            <text:p><text:a xlink:href="mailto:yalatr3ch3@alphactf.com" xlink:type="simple">yalatr3ch3@alphactf.com</text:a>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3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wed</text:p>
          </table:table-cell>
          <table:table-cell office:value-type="string" calcext:value-type="string">
            <text:p><text:a xlink:href="mailto:djawed@alphactf.com" xlink:type="simple">djawed@alphactf.com</text:a>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5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ram</text:p>
          </table:table-cell>
          <table:table-cell office:value-type="string" calcext:value-type="string">
            <text:p><text:a xlink:href="mailto:akram@alphactf.com" xlink:type="simple">akram@alphactf.com</text:a>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5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rpion197</text:p>
          </table:table-cell>
          <table:table-cell office:value-type="string" calcext:value-type="string">
            <text:p><text:a xlink:href="mailto:scorpion197@alphactf.com" xlink:type="simple">scorpion197@alphactf.com</text:a>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3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<text:a xlink:href="mailto:hunter@alphactf.com" xlink:type="simple">hunter@alphactf.com</text:a>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4cs</text:p>
          </table:table-cell>
          <table:table-cell table:number-columns-repeated="2"/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11:30:37.156058679</meta:creation-date>
    <dc:date>2022-02-17T11:35:53.901315108</dc:date>
    <meta:editing-duration>PT5M17S</meta:editing-duration>
    <meta:editing-cycles>1</meta:editing-cycles>
    <meta:document-statistic meta:table-count="1" meta:cell-count="35" meta:object-count="0"/>
    <meta:generator>LibreOffice/7.3.0.3$Linux_X86_64 LibreOffice_project/30$Build-3</meta:generator>
  </office:meta>
</office:document-meta>
</file>